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language="pl" fo:country="PL" officeooo:rsid="000cfdbb" officeooo:paragraph-rsid="00038ae9"/>
    </style:style>
    <style:style style:name="T1" style:family="text">
      <style:text-properties officeooo:rsid="00048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akby nie patrzeć dla wielu ludzi programowanie jest czymś niezrozumiałym i wybitnym. Dla niejednej osoby zostanie programistą może się wydawać nierealn<text:span text:style-name="T1">e</text:span> – nic bardziej mylnego. Sam nie uważam się za jakoś specjalnie wybitną jednostkę. W mojej ocenie zostać programistą może każd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7T12:27:21.689000000</dc:date>
    <meta:editing-duration>PT33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40" meta:character-count="281" meta:non-whitespace-character-count="240"/>
  </office:meta>
</office:document-meta>
</file>